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paragraph-rsid="0000b2c1"/>
    </style:style>
    <style:style style:name="P3" style:family="paragraph" style:parent-style-name="Standard">
      <style:text-properties officeooo:rsid="001c0c14" officeooo:paragraph-rsid="001c0c14"/>
    </style:style>
    <style:style style:name="P4" style:family="paragraph" style:parent-style-name="Standard">
      <style:text-properties officeooo:rsid="0027d6cc" officeooo:paragraph-rsid="0024dbfd"/>
    </style:style>
    <style:style style:name="P5" style:family="paragraph" style:parent-style-name="Standard" style:list-style-name="L11">
      <style:text-properties officeooo:rsid="0027d6cc" officeooo:paragraph-rsid="00293276"/>
    </style:style>
    <style:style style:name="P6" style:family="paragraph" style:parent-style-name="Standard">
      <style:text-properties officeooo:rsid="0027d6cc" officeooo:paragraph-rsid="00293276"/>
    </style:style>
    <style:style style:name="P7" style:family="paragraph" style:parent-style-name="Standard">
      <style:text-properties officeooo:rsid="002969f0" officeooo:paragraph-rsid="00293276"/>
    </style:style>
    <style:style style:name="P8" style:family="paragraph" style:parent-style-name="Standard" style:list-style-name="L16">
      <style:text-properties officeooo:rsid="002969f0" officeooo:paragraph-rsid="00293276"/>
    </style:style>
    <style:style style:name="P9" style:family="paragraph" style:parent-style-name="Standard" style:list-style-name="L16">
      <style:text-properties officeooo:rsid="002969f0" officeooo:paragraph-rsid="002dd57a"/>
    </style:style>
    <style:style style:name="P10" style:family="paragraph" style:parent-style-name="Standard" style:list-style-name="L16">
      <style:text-properties officeooo:paragraph-rsid="002dd57a"/>
    </style:style>
    <style:style style:name="P11" style:family="paragraph" style:parent-style-name="Standard" style:list-style-name="L16">
      <style:text-properties officeooo:rsid="002dd57a" officeooo:paragraph-rsid="002dd57a"/>
    </style:style>
    <style:style style:name="P12" style:family="paragraph" style:parent-style-name="Standard">
      <style:text-properties officeooo:rsid="002dd57a" officeooo:paragraph-rsid="002dd57a"/>
    </style:style>
    <style:style style:name="P13" style:family="paragraph" style:parent-style-name="Standard" style:list-style-name="L17">
      <style:text-properties officeooo:rsid="002dd57a" officeooo:paragraph-rsid="002dd57a"/>
    </style:style>
    <style:style style:name="P14" style:family="paragraph" style:parent-style-name="Standard" style:list-style-name="L17">
      <style:text-properties officeooo:rsid="002dd57a" officeooo:paragraph-rsid="002ebc1a"/>
    </style:style>
    <style:style style:name="P15" style:family="paragraph" style:parent-style-name="Standard" style:list-style-name="L17">
      <style:text-properties officeooo:rsid="00217b0a" officeooo:paragraph-rsid="002ebc1a"/>
    </style:style>
    <style:style style:name="P16" style:family="paragraph" style:parent-style-name="Standard">
      <style:text-properties officeooo:rsid="00217b0a" officeooo:paragraph-rsid="002ebc1a"/>
    </style:style>
    <style:style style:name="P17" style:family="paragraph" style:parent-style-name="Standard" style:list-style-name="L19">
      <style:text-properties officeooo:rsid="00217b0a" officeooo:paragraph-rsid="002ebc1a"/>
    </style:style>
    <style:style style:name="P18" style:family="paragraph" style:parent-style-name="Standard" style:list-style-name="L19">
      <style:text-properties officeooo:rsid="00217b0a" officeooo:paragraph-rsid="0030a92b"/>
    </style:style>
    <style:style style:name="P19" style:family="paragraph" style:parent-style-name="Standard" style:list-style-name="L19">
      <style:text-properties officeooo:rsid="0030ad1b" officeooo:paragraph-rsid="0030ad1b"/>
    </style:style>
    <style:style style:name="P20" style:family="paragraph" style:parent-style-name="Standard">
      <style:text-properties officeooo:rsid="0030ad1b" officeooo:paragraph-rsid="0030ad1b"/>
    </style:style>
    <style:style style:name="P21" style:family="paragraph" style:parent-style-name="Standard" style:list-style-name="L20">
      <style:text-properties officeooo:rsid="0030ad1b" officeooo:paragraph-rsid="0030ad1b"/>
    </style:style>
    <style:style style:name="P22" style:family="paragraph" style:parent-style-name="Standard" style:list-style-name="L20">
      <style:text-properties officeooo:paragraph-rsid="0030ad1b"/>
    </style:style>
    <style:style style:name="P23" style:family="paragraph" style:parent-style-name="Standard">
      <style:text-properties officeooo:paragraph-rsid="0030ad1b"/>
    </style:style>
    <style:style style:name="P24" style:family="paragraph" style:parent-style-name="Standard" style:list-style-name="L21">
      <style:text-properties officeooo:paragraph-rsid="0030ad1b"/>
    </style:style>
    <style:style style:name="P25" style:family="paragraph" style:parent-style-name="Standard" style:list-style-name="L21">
      <style:text-properties officeooo:rsid="00328ae0" officeooo:paragraph-rsid="00328ae0"/>
    </style:style>
    <style:style style:name="P26" style:family="paragraph" style:parent-style-name="Standard" style:list-style-name="L21">
      <style:text-properties officeooo:rsid="0032fe10" officeooo:paragraph-rsid="0032fe10"/>
    </style:style>
    <style:style style:name="P27" style:family="paragraph" style:parent-style-name="Standard">
      <style:text-properties officeooo:rsid="0032fe10" officeooo:paragraph-rsid="0032fe10"/>
    </style:style>
    <style:style style:name="P28" style:family="paragraph" style:parent-style-name="Standard" style:list-style-name="L22">
      <style:text-properties officeooo:rsid="0032fe10" officeooo:paragraph-rsid="0032fe10"/>
    </style:style>
    <style:style style:name="T1" style:family="text">
      <style:text-properties officeooo:rsid="0000b2c1"/>
    </style:style>
    <style:style style:name="T2" style:family="text">
      <style:text-properties officeooo:rsid="00293276"/>
    </style:style>
    <style:style style:name="T3" style:family="text">
      <style:text-properties officeooo:rsid="002bcc19"/>
    </style:style>
    <style:style style:name="T4" style:family="text">
      <style:text-properties officeooo:rsid="002dd57a"/>
    </style:style>
    <style:style style:name="T5" style:family="text">
      <style:text-properties officeooo:rsid="002ebc1a"/>
    </style:style>
    <style:style style:name="T6" style:family="text">
      <style:text-properties officeooo:rsid="0030a92b"/>
    </style:style>
    <style:style style:name="T7" style:family="text">
      <style:text-properties officeooo:rsid="0030ad1b"/>
    </style:style>
    <style:style style:name="T8" style:family="text">
      <style:text-properties officeooo:rsid="00328a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dule </text:span><text:span text:style-name="T3">8</text:span><text:span text:style-name="T1">: Project Monitoring and Control</text:span></text:p>
      <text:p text:style-name="P3">9/<text:span text:style-name="T2">13</text:span></text:p>
      <text:p text:style-name="P1"/>
      <text:p text:style-name="P4">Learning Objectives</text:p>
      <text:list xml:id="list2711418236" text:style-name="L11">
        <text:list-item>
          <text:p text:style-name="P5">Assess closure activities needed to effectively close out a project</text:p>
        </text:list-item>
        <text:list-item>
          <text:p text:style-name="P5">Analyze the role of the project manager throughout the implementation of the project</text:p>
        </text:list-item>
      </text:list>
      <text:p text:style-name="P6"/>
      <text:p text:style-name="P7">Monitoring and Controlling Project Work</text:p>
      <text:list xml:id="list677055114" text:style-name="L16">
        <text:list-item>
          <text:p text:style-name="P8">Monitoring and Controlling Project Work</text:p>
          <text:list>
            <text:list-item>
              <text:p text:style-name="P9">tracking, reviewing, and regulating project progress to ensure that it meets the objectives defined in the project plan</text:p>
              <text:list>
                <text:list-item>
                  <text:p text:style-name="P8">adjustments to project activities will have to be made to keep the project on course to meet its objectives</text:p>
                </text:list-item>
                <text:list-item>
                  <text:p text:style-name="P8">practitioners will need to act quickly to ensure that the change is handled appropriately before it can disrupt project activities</text:p>
                </text:list-item>
              </text:list>
            </text:list-item>
            <text:list-item>
              <text:p text:style-name="P8">essential to ensuring an efficient and effective workflow throughout a project</text:p>
            </text:list-item>
            <text:list-item>
              <text:p text:style-name="P8">concerned wit<text:span text:style-name="T4">h</text:span></text:p>
              <text:list>
                <text:list-item>
                  <text:p text:style-name="P8"><text:span text:style-name="T4">c</text:span>omparing actual project performance against what was planned for in the project plan</text:p>
                </text:list-item>
                <text:list-item>
                  <text:p text:style-name="P8"><text:span text:style-name="T4">a</text:span>ssessing performance to determine whether action needs to be taken to keep the project on course</text:p>
                </text:list-item>
                <text:list-item>
                  <text:p text:style-name="P8"><text:span text:style-name="T4">m</text:span>onitoring changes as they are implemented</text:p>
                </text:list-item>
                <text:list-item>
                  <text:p text:style-name="P8"><text:span text:style-name="T4">t</text:span>racking and analyzing existing risks (and identifying new risks) to ensure that risks do not threaten the project or its deliverables</text:p>
                </text:list-item>
                <text:list-item>
                  <text:p text:style-name="P8"><text:span text:style-name="T4">u</text:span>pdating project plans and baselines</text:p>
                </text:list-item>
                <text:list-item>
                  <text:p text:style-name="P8"><text:span text:style-name="T4">c</text:span>ommunicating performance reports to appropriate project participants</text:p>
                </text:list-item>
                <text:list-item>
                  <text:p text:style-name="P8"><text:span text:style-name="T4">d</text:span>eveloping and maintaining an information base of project successes and challenges</text:p>
                </text:list-item>
              </text:list>
            </text:list-item>
            <text:list-item>
              <text:p text:style-name="P11">monitoring</text:p>
              <text:list>
                <text:list-item>
                  <text:p text:style-name="P11">involves the collection, recording, and reporting of information about the project</text:p>
                </text:list-item>
              </text:list>
            </text:list-item>
            <text:list-item>
              <text:p text:style-name="P10"><text:span text:style-name="T4">controlling</text:span></text:p>
              <text:list>
                <text:list-item>
                  <text:p text:style-name="P11">using this info to ensure that the project is achieving what it is designed to achieve</text:p>
                </text:list-item>
              </text:list>
            </text:list-item>
          </text:list>
        </text:list-item>
        <text:list-item>
          <text:p text:style-name="P11">Aligning Work with Project Plans</text:p>
          <text:list>
            <text:list-item>
              <text:p text:style-name="P11">project plan acts as the basis for monitoring project activities and knowing when to take corrective action</text:p>
            </text:list-item>
            <text:list-item>
              <text:p text:style-name="P11">assess project progress by comparing the work produced, effort, cost, and schedule to the baselines that were created.</text:p>
            </text:list-item>
            <text:list-item>
              <text:p text:style-name="P11">use milestones, the project schedule, and the work breakdown structure (WBS) to check performance and to select times for monitoring and controlling efforts.</text:p>
            </text:list-item>
            <text:list-item>
              <text:p text:style-name="P11">review the responsibility assignment matrix to ensure that responsible parties are aware of and are completing their work assignments.</text:p>
            </text:list-item>
            <text:list-item>
              <text:p text:style-name="P11">monitor and review contractor performance to ensure that the work produced complies with the agreements signed.</text:p>
            </text:list-item>
            <text:list-item>
              <text:p text:style-name="P11">review and update the project's risk register to ensure that existing risks are monitored and new risks that could affect the project are detected and planned for</text:p>
            </text:list-item>
          </text:list>
        </text:list-item>
        <text:list-item>
          <text:p text:style-name="P11">Monitoring Risk</text:p>
          <text:list>
            <text:list-item>
              <text:p text:style-name="P11">review and update risk register items in regular meetings</text:p>
            </text:list-item>
          </text:list>
        </text:list-item>
        <text:list-item>
          <text:p text:style-name="P11">Ensuring Project Alignment</text:p>
          <text:list>
            <text:list-item>
              <text:p text:style-name="P11">key benefit of monitoring and controlling</text:p>
            </text:list-item>
            <text:list-item>
              <text:p text:style-name="P11">project performance will be measured regularly to ensure that it aligns with the objectives of the project plan</text:p>
            </text:list-item>
            <text:list-item>
              <text:p text:style-name="P11"><text:soft-page-break/>actions needed to realign work activities can be quickly implemented and problems can be resolved before they disrupt the project</text:p>
            </text:list-item>
          </text:list>
        </text:list-item>
      </text:list>
      <text:p text:style-name="P12"/>
      <text:p text:style-name="P12">Risk Monitoring and Controlling</text:p>
      <text:list xml:id="list3518199036" text:style-name="L17">
        <text:list-item>
          <text:p text:style-name="P13">Reviewing the Risk Register</text:p>
          <text:list>
            <text:list-item>
              <text:p text:style-name="P13">review the items on the risk register frequently and to revise as needed</text:p>
            </text:list-item>
            <text:list-item>
              <text:p text:style-name="P13">certain risks <text:span text:style-name="T5">may </text:span>no longer <text:span text:style-name="T5">be </text:span>possible or their potential impact <text:span text:style-name="T5">may </text:span>ha<text:span text:style-name="T5">ve </text:span>decreased to a negligible level</text:p>
            </text:list-item>
            <text:list-item>
              <text:p text:style-name="P14">may also discover new risks</text:p>
              <text:list>
                <text:list-item>
                  <text:p text:style-name="P14"><text:span text:style-name="T5">those </text:span>that they hadn't thought of before</text:p>
                </text:list-item>
                <text:list-item>
                  <text:p text:style-name="P14">secondary risks <text:span text:style-name="T5">that </text:span>occur<text:span text:style-name="T5">red</text:span> as they implement<text:span text:style-name="T5">ed</text:span> risk responses</text:p>
                  <text:list>
                    <text:list-item>
                      <text:p text:style-name="P13">as a result of the response implemented previously</text:p>
                    </text:list-item>
                  </text:list>
                </text:list-item>
                <text:list-item>
                  <text:p text:style-name="P13">appropriate responses will have to be developed and assigned to appropriate parties</text:p>
                </text:list-item>
              </text:list>
            </text:list-item>
          </text:list>
        </text:list-item>
        <text:list-item>
          <text:p text:style-name="P13">Strategies for Addressing Risks</text:p>
          <text:list>
            <text:list-item>
              <text:p text:style-name="P15">Negative Risk Responses</text:p>
              <text:list>
                <text:list-item>
                  <text:p text:style-name="P15">Avoid <text:span text:style-name="T5">the risk</text:span></text:p>
                </text:list-item>
                <text:list-item>
                  <text:p text:style-name="P15">Mitigat<text:span text:style-name="T5">e the threat</text:span></text:p>
                </text:list-item>
                <text:list-item>
                  <text:p text:style-name="P15">Transfer the risk to another group or organization</text:p>
                </text:list-item>
                <text:list-item>
                  <text:p text:style-name="P15">Accept <text:span text:style-name="T5">the risk</text:span></text:p>
                </text:list-item>
              </text:list>
            </text:list-item>
            <text:list-item>
              <text:p text:style-name="P15">Positive Risk Responses</text:p>
              <text:list>
                <text:list-item>
                  <text:p text:style-name="P15">Exp<text:span text:style-name="T5">loit the risk</text:span></text:p>
                </text:list-item>
                <text:list-item>
                  <text:p text:style-name="P15">Share the risk with another organization</text:p>
                </text:list-item>
                <text:list-item>
                  <text:p text:style-name="P15">Enhance <text:span text:style-name="T5">the opportunity</text:span></text:p>
                </text:list-item>
                <text:list-item>
                  <text:p text:style-name="P15">Accept <text:span text:style-name="T5">the risk</text:span></text:p>
                </text:list-item>
              </text:list>
            </text:list-item>
          </text:list>
        </text:list-item>
      </text:list>
      <text:p text:style-name="P16"/>
      <text:p text:style-name="P16">The Change Control Process</text:p>
      <text:list xml:id="list1929189888" text:style-name="L19">
        <text:list-item>
          <text:p text:style-name="P17">not all change requests are good for the project</text:p>
          <text:list>
            <text:list-item>
              <text:p text:style-name="P17">may not bring enough value to the project to merit inclusion</text:p>
            </text:list-item>
            <text:list-item>
              <text:p text:style-name="P17">may create significant disruption to existing work</text:p>
            </text:list-item>
          </text:list>
        </text:list-item>
        <text:list-item>
          <text:p text:style-name="P17"><text:span text:style-name="T5">i</text:span>t is the responsibility of the project leader or project manager to (either individually or as part of a change control team)</text:p>
          <text:list>
            <text:list-item>
              <text:p text:style-name="P17">evaluate calls for change</text:p>
            </text:list-item>
            <text:list-item>
              <text:p text:style-name="P17">implement those that will add benefit to the project work</text:p>
            </text:list-item>
          </text:list>
        </text:list-item>
        <text:list-item>
          <text:p text:style-name="P17">Evaluating the Request</text:p>
          <text:list>
            <text:list-item>
              <text:p text:style-name="P17">first task is to review the change request forms and evaluate their merit</text:p>
              <text:list>
                <text:list-item>
                  <text:p text:style-name="P17">important to be evaluated objectively and impartially</text:p>
                  <text:list>
                    <text:list-item>
                      <text:p text:style-name="P17">helps to foster an environment of trust and inclusion</text:p>
                    </text:list-item>
                  </text:list>
                </text:list-item>
              </text:list>
            </text:list-item>
            <text:list-item>
              <text:p text:style-name="P18">the impact on all of the project parameters must be evaluated</text:p>
              <text:list>
                <text:list-item>
                  <text:p text:style-name="P18">a change to one part of the project will likely require adjustments in others</text:p>
                </text:list-item>
              </text:list>
            </text:list-item>
            <text:list-item>
              <text:p text:style-name="P18"><text:span text:style-name="T6">if it’s </text:span>necessary, determine if the change is possible, given the existing plan</text:p>
              <text:list>
                <text:list-item>
                  <text:p text:style-name="P18">Is there enough time in the schedule to enact the change?</text:p>
                </text:list-item>
                <text:list-item>
                  <text:p text:style-name="P18">Are resources available to implement it?</text:p>
                </text:list-item>
                <text:list-item>
                  <text:p text:style-name="P18">Is there enough money in the budget to pay for the change?</text:p>
                </text:list-item>
              </text:list>
            </text:list-item>
            <text:list-item>
              <text:p text:style-name="P18"><text:span text:style-name="T7">m</text:span>ay have to find a creative way to implement it, or they may have to change the plan to accommodate it</text:p>
            </text:list-item>
          </text:list>
        </text:list-item>
        <text:list-item>
          <text:p text:style-name="P18">Informing Interested Parties</text:p>
          <text:list>
            <text:list-item>
              <text:p text:style-name="P19">always inform the people who submitted the request of the team's decision</text:p>
            </text:list-item>
            <text:list-item>
              <text:p text:style-name="P19">if requests are being ignored, they may take matters into their own hands and make changes without telling anyone</text:p>
            </text:list-item>
          </text:list>
        </text:list-item>
        <text:list-item>
          <text:p text:style-name="P19"><text:soft-page-break/>Directing and Recording Changes</text:p>
          <text:list>
            <text:list-item>
              <text:p text:style-name="P19">funnel all requests through the change control process</text:p>
              <text:list>
                <text:list-item>
                  <text:p text:style-name="P19">ensures that requests are fully analyzed and incorporated in a way that limits disruptions to the flow of the project</text:p>
                </text:list-item>
              </text:list>
            </text:list-item>
            <text:list-item>
              <text:p text:style-name="P19">update records to reflect any implemented changes</text:p>
            </text:list-item>
            <text:list-item>
              <text:p text:style-name="P19">communicate significant changes to the appropriate stakeholders</text:p>
            </text:list-item>
          </text:list>
        </text:list-item>
      </text:list>
      <text:p text:style-name="P20"/>
      <text:p text:style-name="P20">Reporting Performance</text:p>
      <text:list xml:id="list2163343940" text:style-name="L20">
        <text:list-item>
          <text:p text:style-name="P21">Reporting Performance</text:p>
          <text:list>
            <text:list-item>
              <text:p text:style-name="P21">team members need to monitor their performance closely and update the project manager with timely information</text:p>
            </text:list-item>
            <text:list-item>
              <text:p text:style-name="P22"><text:span text:style-name="T7">manager summarizes any important information and presents to stakeholders</text:span></text:p>
              <text:list>
                <text:list-item>
                  <text:p text:style-name="P22"><text:span text:style-name="T7">document project performance</text:span></text:p>
                </text:list-item>
                <text:list-item>
                  <text:p text:style-name="P22"><text:span text:style-name="T7">describe any inconsistencies or problems that the team may have encountered</text:span></text:p>
                </text:list-item>
              </text:list>
            </text:list-item>
          </text:list>
        </text:list-item>
        <text:list-item>
          <text:p text:style-name="P22">Completing Project Review Reports</text:p>
          <text:list>
            <text:list-item>
              <text:p text:style-name="P22">status report</text:p>
              <text:list>
                <text:list-item>
                  <text:p text:style-name="P22">Scheduling information</text:p>
                  <text:list>
                    <text:list-item>
                      <text:p text:style-name="P22">Which activities did not run as planned?</text:p>
                    </text:list-item>
                    <text:list-item>
                      <text:p text:style-name="P22">Which tasks took shorter or longer than expected?</text:p>
                    </text:list-item>
                  </text:list>
                </text:list-item>
                <text:list-item>
                  <text:p text:style-name="P22">Cost updates</text:p>
                  <text:list>
                    <text:list-item>
                      <text:p text:style-name="P22">Which tasks went over or under budget?</text:p>
                    </text:list-item>
                  </text:list>
                </text:list-item>
                <text:list-item>
                  <text:p text:style-name="P22">Comparisons of effort</text:p>
                  <text:list>
                    <text:list-item>
                      <text:p text:style-name="P22">Did the effort expended to complete tasks match estimates?</text:p>
                    </text:list-item>
                  </text:list>
                </text:list-item>
                <text:list-item>
                  <text:p text:style-name="P22">Risk updates</text:p>
                  <text:list>
                    <text:list-item>
                      <text:p text:style-name="P22">Which risks occurred and what new risks should be considered?</text:p>
                    </text:list-item>
                  </text:list>
                </text:list-item>
              </text:list>
            </text:list-item>
            <text:list-item>
              <text:p text:style-name="P22">plac<text:span text:style-name="T7">e</text:span> the information that is most critical to the audience at the top of the form</text:p>
            </text:list-item>
            <text:list-item>
              <text:p text:style-name="P22">summarize work performance to a level of detail that makes sense for each stakeholder</text:p>
            </text:list-item>
            <text:list-item>
              <text:p text:style-name="P22">compare expected performance to actual results and discuss the impact of any discrepancies</text:p>
              <text:list>
                <text:list-item>
                  <text:p text:style-name="P22"><text:span text:style-name="T7">t</text:span>rack project against the project baselines created in the Planning stage</text:p>
                </text:list-item>
              </text:list>
            </text:list-item>
          </text:list>
        </text:list-item>
        <text:list-item>
          <text:p text:style-name="P22">Presenting Information in Status Meetings</text:p>
          <text:list>
            <text:list-item>
              <text:p text:style-name="P22">begin by focusing on good news that publicly acknowledges the team's hard work</text:p>
            </text:list-item>
            <text:list-item>
              <text:p text:style-name="P22"><text:span text:style-name="T7">use v</text:span>isual tools and graphics to show progress and to display accomplishments</text:p>
            </text:list-item>
            <text:list-item>
              <text:p text:style-name="P22">recognize team success</text:p>
            </text:list-item>
            <text:list-item>
              <text:p text:style-name="P22">enhance motivation by helping team members feel connected to the project and its goals</text:p>
            </text:list-item>
            <text:list-item>
              <text:p text:style-name="P22">track any necessary action items on a spreadsheet and assign them to team members for follow-through</text:p>
            </text:list-item>
            <text:list-item>
              <text:p text:style-name="P22">allow assigned team members to</text:p>
              <text:list>
                <text:list-item>
                  <text:p text:style-name="P22">discuss progress on the action items during team meetings</text:p>
                </text:list-item>
                <text:list-item>
                  <text:p text:style-name="P22">request help in completing assignments if needed</text:p>
                </text:list-item>
              </text:list>
            </text:list-item>
          </text:list>
        </text:list-item>
        <text:list-item>
          <text:p text:style-name="P22">Best Practices</text:p>
          <text:list>
            <text:list-item>
              <text:p text:style-name="P22"><text:span text:style-name="T7">f</text:span>or stakeholders with an advanced knowledge</text:p>
              <text:list>
                <text:list-item>
                  <text:p text:style-name="P22">include details such as cost variance/cost performance index numbers, schedule variance/schedule performance index data, critical ratios, estimate at completion, estimate to complete, and to-complete performance index information</text:p>
                </text:list-item>
              </text:list>
            </text:list-item>
            <text:list-item>
              <text:p text:style-name="P22">include details about project risk</text:p>
              <text:list>
                <text:list-item>
                  <text:p text:style-name="P22">changes in the levels of risk on the project</text:p>
                </text:list-item>
                <text:list-item>
                  <text:p text:style-name="P22">trends that may suggest upcoming risks</text:p>
                </text:list-item>
                <text:list-item>
                  <text:p text:style-name="P22">a discussion of new risks that have been uncovered</text:p>
                </text:list-item>
                <text:list-item>
                  <text:p text:style-name="P22">the results of any implemented risk responses that have been put into effect</text:p>
                </text:list-item>
                <text:list-item>
                  <text:p text:style-name="P22"><text:soft-page-break/>risks that have "passed" and are unlikely to occur</text:p>
                </text:list-item>
              </text:list>
            </text:list-item>
            <text:list-item>
              <text:p text:style-name="P22"><text:span text:style-name="T8">discuss </text:span>project changes <text:span text:style-name="T8">and work completed since </text:span>the last status report</text:p>
            </text:list-item>
          </text:list>
        </text:list-item>
      </text:list>
      <text:p text:style-name="P23"/>
      <text:p text:style-name="P23">Performing Quality Control and Quality Assurance</text:p>
      <text:list xml:id="list4103395532" text:style-name="L21">
        <text:list-item>
          <text:p text:style-name="P24">Performing Quality Control</text:p>
          <text:list>
            <text:list-item>
              <text:p text:style-name="P24">measuring the extent to which results conform to the quality standards that were set</text:p>
            </text:list-item>
            <text:list-item>
              <text:p text:style-name="P24">assess project results and make any necessary changes to improve performance</text:p>
            </text:list-item>
            <text:list-item>
              <text:p text:style-name="P24">monitor quality issues for both products and processes throughout the life of the project</text:p>
            </text:list-item>
            <text:list-item>
              <text:p text:style-name="P24">identify the reasons <text:span text:style-name="T8">(root causes) </text:span>behind the problems encountered <text:span text:style-name="T8">so that </text:span>solutions can be proposed that will eliminate the issues</text:p>
            </text:list-item>
          </text:list>
        </text:list-item>
        <text:list-item>
          <text:p text:style-name="P24">Quality Control Tools</text:p>
          <text:list>
            <text:list-item>
              <text:p text:style-name="P24">Cause-and-effect diagrams</text:p>
              <text:list>
                <text:list-item>
                  <text:p text:style-name="P24">identify the correct problem to study and place it as a problem statement at the end of the diagram</text:p>
                </text:list-item>
                <text:list-item>
                  <text:p text:style-name="P25">fill out the "nodes" or "branches" on the diagram, arranging the causes of that problem according to their level of importance or detail</text:p>
                </text:list-item>
                <text:list-item>
                  <text:p text:style-name="P25">move from the problem statement back through each line of causality to develop a hierarchy of events that leads from the problem to the underlying root causes</text:p>
                </text:list-item>
              </text:list>
            </text:list-item>
            <text:list-item>
              <text:p text:style-name="P25">Checksheets</text:p>
              <text:list>
                <text:list-item>
                  <text:p text:style-name="P25">a structured form or table that practitioners use to count how many times an event or problem happened, or to record when or where something happened</text:p>
                </text:list-item>
              </text:list>
            </text:list-item>
            <text:list-item>
              <text:p text:style-name="P25">Flowcharts</text:p>
              <text:list>
                <text:list-item>
                  <text:p text:style-name="P25">define the process boundaries by picking the beginning and end points</text:p>
                </text:list-item>
                <text:list-item>
                  <text:p text:style-name="P25">then clearly define the relationships of all of the steps within those boundaries</text:p>
                </text:list-item>
                <text:list-item>
                  <text:p text:style-name="P25">might show what steps are allowing poor quality to enter a project</text:p>
                </text:list-item>
                <text:list-item>
                  <text:p text:style-name="P25">might show where quality monitoring and control activities can be placed to ensure that issues are resolved before work progresses</text:p>
                </text:list-item>
              </text:list>
            </text:list-item>
            <text:list-item>
              <text:p text:style-name="P25">Control charts</text:p>
              <text:list>
                <text:list-item>
                  <text:p text:style-name="P25">upper and lower limits on the chart show measurements or values that the data cannot exceed</text:p>
                </text:list-item>
                <text:list-item>
                  <text:p text:style-name="P25">if its data points fall outside of these limits, the project is not meeting expectations and corrections must be made</text:p>
                </text:list-item>
              </text:list>
            </text:list-item>
            <text:list-item>
              <text:p text:style-name="P25">Run charts</text:p>
              <text:list>
                <text:list-item>
                  <text:p text:style-name="P25">similar to control charts</text:p>
                </text:list-item>
                <text:list-item>
                  <text:p text:style-name="P25">focused on observing process performance over the long term</text:p>
                </text:list-item>
                <text:list-item>
                  <text:p text:style-name="P25">particularly helpful to show how many products have errors or how much variation a process is encountering over a period of time</text:p>
                </text:list-item>
                <text:list-item>
                  <text:p text:style-name="P25">help team see how corrections made in response to variations have resulted in improvements in quality</text:p>
                </text:list-item>
              </text:list>
            </text:list-item>
            <text:list-item>
              <text:p text:style-name="P25">Histograms</text:p>
              <text:list>
                <text:list-item>
                  <text:p text:style-name="P25">shows how often things occur between categories</text:p>
                </text:list-item>
              </text:list>
            </text:list-item>
            <text:list-item>
              <text:p text:style-name="P25">Pareto diagrams</text:p>
              <text:list>
                <text:list-item>
                  <text:p text:style-name="P25">type of histogram that sorts variables from most to least frequently occurring</text:p>
                </text:list-item>
                <text:list-item>
                  <text:p text:style-name="P25">Pareto's Law (the 80/20 principle)</text:p>
                  <text:list>
                    <text:list-item>
                      <text:p text:style-name="P25">80% of the problems with a product or process can be attributed to 20% of the causes</text:p>
                    </text:list-item>
                  </text:list>
                </text:list-item>
              </text:list>
            </text:list-item>
            <text:list-item>
              <text:p text:style-name="P25">Scatter diagrams</text:p>
              <text:list>
                <text:list-item>
                  <text:p text:style-name="P25">illustrate possible correlations between a dependent variable and an independent variable</text:p>
                </text:list-item>
                <text:list-item>
                  <text:p text:style-name="P25"><text:soft-page-break/>just because the team has discovered a correlation, that doesn't mean that they've discovered the cause behind it</text:p>
                </text:list-item>
              </text:list>
            </text:list-item>
          </text:list>
        </text:list-item>
        <text:list-item>
          <text:p text:style-name="P25">Quality Assurance Tools</text:p>
          <text:list>
            <text:list-item>
              <text:p text:style-name="P25">Affinity diagrams</text:p>
              <text:list>
                <text:list-item>
                  <text:p text:style-name="P25">group ideas into categories that can then be analyzed or evaluated</text:p>
                </text:list-item>
                <text:list-item>
                  <text:p text:style-name="P25">common themes or patterns emerge that can be used to break through bottlenecks or allow the team to clarify its thinking about issues or problems</text:p>
                </text:list-item>
                <text:list-item>
                  <text:p text:style-name="P25">uncover hidden relationships that may not have been noticed before</text:p>
                </text:list-item>
                <text:list-item>
                  <text:p text:style-name="P25">helps to filter and sift through ideas, tying concepts together and creating consensus about issues before additional work is begun</text:p>
                </text:list-item>
                <text:list-item>
                  <text:p text:style-name="P25">helps to ensure that all viewpoints are considered and prevents dominant personalities from taking over the process</text:p>
                </text:list-item>
                <text:list-item>
                  <text:p text:style-name="P25">useful for gathering and organizing ideas so they can be acted on or further developed</text:p>
                </text:list-item>
                <text:list-item>
                  <text:p text:style-name="P25">allow teams to analyze a lot of verbal or qualitative information so it can be used as an input to subsequent work</text:p>
                </text:list-item>
              </text:list>
            </text:list-item>
            <text:list-item>
              <text:p text:style-name="P25">Process decision program charts</text:p>
              <text:list>
                <text:list-item>
                  <text:p text:style-name="P25">a tree diagram that is specifically designed to help teams mitigate risks and solve potential problems</text:p>
                </text:list-item>
                <text:list-item>
                  <text:p text:style-name="P26">steps</text:p>
                  <text:list>
                    <text:list-item>
                      <text:p text:style-name="P26">break a goal or objective down into major steps or activities</text:p>
                    </text:list-item>
                    <text:list-item>
                      <text:p text:style-name="P26">devise countermeasures or preventive actions</text:p>
                    </text:list-item>
                    <text:list-item>
                      <text:p text:style-name="P26">solve any potential problems that could happen during those activities</text:p>
                    </text:list-item>
                  </text:list>
                </text:list-item>
                <text:list-item>
                  <text:p text:style-name="P26">lowest tier of the PDPC illustrates the corrective and preventive actions that can be taken</text:p>
                </text:list-item>
              </text:list>
            </text:list-item>
            <text:list-item>
              <text:p text:style-name="P26">Interrelationship digraphs</text:p>
              <text:list>
                <text:list-item>
                  <text:p text:style-name="P26">shows the cause-and-effect relationships among the many contributors to a problem</text:p>
                </text:list-item>
                <text:list-item>
                  <text:p text:style-name="P26">placed in a circle and arrows are drawn to show how each factor relates to every other factor</text:p>
                </text:list-item>
                <text:list-item>
                  <text:p text:style-name="P26">can identify root causes and develop effective strategies for addressing multiple factors simultaneously</text:p>
                </text:list-item>
                <text:list-item>
                  <text:p text:style-name="P26">help teams visualize relationships as a network of factors rather than as a linear cause-and-effect concept</text:p>
                </text:list-item>
                <text:list-item>
                  <text:p text:style-name="P26">a single factor is often affected by many drivers and may itself be the driver of many subsequent factors</text:p>
                </text:list-item>
                <text:list-item>
                  <text:p text:style-name="P26">helps teams understand where to focus their efforts to get the greatest benefits</text:p>
                </text:list-item>
                <text:list-item>
                  <text:p text:style-name="P26">helpful in instances where the symptoms of a problem are more visible than the underlying causes</text:p>
                </text:list-item>
              </text:list>
            </text:list-item>
            <text:list-item>
              <text:p text:style-name="P26">Tree diagrams</text:p>
              <text:list>
                <text:list-item>
                  <text:p text:style-name="P26">uses successive steps to break things down into greater detail</text:p>
                </text:list-item>
                <text:list-item>
                  <text:p text:style-name="P26">can be used to uncover alternatives or to divide tasks into smaller increments for assignment</text:p>
                </text:list-item>
                <text:list-item>
                  <text:p text:style-name="P26">should include all of the possible outcomes or components that make up each level of the chart</text:p>
                </text:list-item>
              </text:list>
            </text:list-item>
            <text:list-item>
              <text:p text:style-name="P26">Prioritization matrices</text:p>
              <text:list>
                <text:list-item>
                  <text:p text:style-name="P26">helps prioritize options when there are multiple criteria to satisfy at one time</text:p>
                </text:list-item>
                <text:list-item>
                  <text:p text:style-name="P26">each criterion may be more or less important to project success than other competing criteria</text:p>
                </text:list-item>
                <text:list-item>
                  <text:p text:style-name="P26">determine which ones are most important, then choose the options that are best for the project</text:p>
                </text:list-item>
                <text:list-item>
                  <text:p text:style-name="P26"><text:soft-page-break/>criteria are assessed weights to ensure that decisions are based on information about the project rather than on emotions or feelings</text:p>
                </text:list-item>
              </text:list>
            </text:list-item>
            <text:list-item>
              <text:p text:style-name="P26">Network diagrams</text:p>
              <text:list>
                <text:list-item>
                  <text:p text:style-name="P26">a simple graphic that shows the relationships among project activities</text:p>
                </text:list-item>
                <text:list-item>
                  <text:p text:style-name="P26">shows the predecessors as well as the successors for all of the activities in the project</text:p>
                </text:list-item>
                <text:list-item>
                  <text:p text:style-name="P26">helps the team:</text:p>
                  <text:list>
                    <text:list-item>
                      <text:p text:style-name="P26">Ensure that the project will continue to meet its expected schedule</text:p>
                    </text:list-item>
                    <text:list-item>
                      <text:p text:style-name="P26">Compare actual results to plans and see when corrections to the schedule are needed</text:p>
                    </text:list-item>
                    <text:list-item>
                      <text:p text:style-name="P26">Keep stakeholders informed about changes to the project's time line</text:p>
                    </text:list-item>
                  </text:list>
                </text:list-item>
              </text:list>
            </text:list-item>
            <text:list-item>
              <text:p text:style-name="P26">Matrix diagrams</text:p>
              <text:list>
                <text:list-item>
                  <text:p text:style-name="P26">shows how strong the relationships between items or sets of items are</text:p>
                </text:list-item>
                <text:list-item>
                  <text:p text:style-name="P26">comparisons are compiled in a table for analysis and easy reference</text:p>
                </text:list-item>
                <text:list-item>
                  <text:p text:style-name="P26">help to expose gaps that should be addressed and focus the team's attention on high priority areas that should be tackled immediately</text:p>
                </text:list-item>
              </text:list>
            </text:list-item>
          </text:list>
        </text:list-item>
      </text:list>
      <text:p text:style-name="P27"/>
      <text:p text:style-name="P27">Utilizing Project Management Software</text:p>
      <text:list xml:id="list3965105803" text:style-name="L22">
        <text:list-item>
          <text:p text:style-name="P28">to track, monitor, and control their project tasks and activities</text:p>
        </text:list-item>
        <text:list-item>
          <text:p text:style-name="P28">help make project progress readily apparent and quickly expose any problems or potential issues that may arise</text:p>
        </text:list-item>
        <text:list-item>
          <text:p text:style-name="P28">most are spreadsheet-based systems, but many have other graphic or charting capabilities</text:p>
        </text:list-item>
        <text:list-item>
          <text:p text:style-name="P28">Popular programs</text:p>
          <text:list>
            <text:list-item>
              <text:p text:style-name="P28">Microsoft MS Project</text:p>
            </text:list-item>
            <text:list-item>
              <text:p text:style-name="P28">Oracle Primavera Project Management Solutions</text:p>
            </text:list-item>
            <text:list-item>
              <text:p text:style-name="P28">WorkZone</text:p>
            </text:list-item>
            <text:list-item>
              <text:p text:style-name="P28">Smartshee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1-09-14T15:39:44.164457226</dc:date>
    <meta:editing-duration>PT14H18M39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6" meta:paragraph-count="210" meta:word-count="2293" meta:character-count="13519" meta:non-whitespace-character-count="11637"/>
  </office:meta>
</office:document-meta>
</file>